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debug/operationUpdates_1.txt" manifest:media-type="text/plain"/>
  <manifest:file-entry manifest:full-path="debug/original.odt" manifest:media-type="application/vnd.oasis.opendocument.text"/>
  <manifest:file-entry manifest:full-path="debug/revision.txt" manifest:media-type="text/plain"/>
  <manifest:file-entry manifest:full-path="debug/statusid.txt" manifest:media-type="text/plai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ad7a907">
      <style:paragraph-properties fo:break-before="page"/>
    </style:style>
    <style:style style:family="table-cell" style:name="a46dee8">
      <style:table-cell-properties fo:border-bottom="0.02mm solid #000000" fo:border-left="0.02mm solid #000000" fo:border-right="0.02mm solid #000000" fo:border-top="0.02mm solid #000000"/>
    </style:style>
    <style:style style:family="table-column" style:name="aed2f44">
      <style:table-column-properties style:rel-column-width="1000*"/>
    </style:style>
    <style:style style:family="table" style:name="ac543cc" style:parent-style-name="TableGrid">
      <style:table-properties style:rel-width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/>
      <table:table table:style-name="ac543cc">
        <table:table-column table:number-columns-repeated="3" table:style-name="aed2f44"/>
        <table:table-row>
          <table:table-cell table:style-name="a46dee8">
            <text:p text:style-name="ad7a907"/>
          </table:table-cell>
          <table:table-cell table:style-name="a46dee8"/>
          <table:table-cell table:style-name="a46dee8"/>
        </table:table-row>
        <table:table-row>
          <table:table-cell table:style-name="a46dee8">
            <text:p/>
          </table:table-cell>
          <table:table-cell table:style-name="a46dee8"/>
          <table:table-cell table:style-name="a46dee8"/>
        </table:table-row>
        <table:table-row>
          <table:table-cell table:style-name="a46dee8"/>
          <table:table-cell table:style-name="a46dee8"/>
          <table:table-cell table:style-name="a46dee8"/>
        </table:table-row>
        <table:table-row>
          <table:table-cell table:style-name="a46dee8"/>
          <table:table-cell table:style-name="a46dee8"/>
          <table:table-cell table:style-name="a46dee8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name="Liberation Serif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Microsoft YaHei'" style:font-family-complex="Mangal" style:font-family-generic="swiss" style:font-family-generic-asian="system" style:font-family-generic-complex="system" style:font-name="Liberation Sans" style:font-name-asian="Microsoft YaHei" style:font-name-complex="Mangal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Mangal"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Mangal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Mangal" style:font-name-complex="Mangal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Table Grid" style:family="table" style:name="TableGrid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10-23T09:58:24.472000000</meta:creation-date>
    <meta:document-statistic meta:character-count="0" meta:image-count="0" meta:non-whitespace-character-count="0" meta:object-count="0" meta:page-count="1" meta:paragraph-count="0" meta:table-count="0" meta:word-count="0"/>
    <meta:generator>StarOffice/8$Win32 OpenOffice.org_project/680m18$Build-9161</meta:generator>
    <dc:creator>Felka, Olaf</dc:creator>
    <dc:date>2014-11-24T12:20:14</dc:date>
    <meta:editing-cycles>1</meta:editing-cycles>
    <meta:editing-duration>P0DT0H0M0.191S</meta:editing-duration>
  </office:meta>
</office:document-meta>
</file>

<file path=debug/operationUpdates_1.txt>[{"name":"insertStyleSheet","type":"table","styleId":"TableGrid","attrs":{"wholeTable":{"paragraph":{"lineHeight":{"type":"percent","value":100}},"table":{"borderBottom":{"color":{"type":"auto"},"style":"single","width":17},"borderInsideHor":{"color":{"type":"auto"},"style":"single","width":17},"borderInsideVert":{"color":{"type":"auto"},"style":"single","width":17},"borderLeft":{"color":{"type":"auto"},"style":"single","width":17},"borderRight":{"color":{"type":"auto"},"style":"single","width":17},"borderTop":{"color":{"type":"auto"},"style":"single","width":17},"paddingBottom":0,"paddingLeft":190,"paddingRight":190,"paddingTop":0}}},"opl":1,"osn":15,"styleName":"Table Grid","uiPriority":59},
{"name":"insertTable","start":[1],"attrs":{"styleId":"TableGrid","table":{"exclude":["lastRow","lastCol","bandsVert"],"tableGrid":[1000,1000,1000],"width":"auto"}},"opl":1,"osn":16},
{"name":"insertRows","start":[1,0],"count":4,"insertDefaultCells":true,"opl":1,"osn":17},
{"name":"insertParagraph","start":[1,1,0,0],"opl":1,"osn":18},
{"name":"insertParagraph","start":[1,0,0,0],"opl":1,"osn":19},
{"name":"setAttributes","start":[1,0,0,0],"attrs":{"paragraph":{"pageBreakBefore":true}},"opl":1,"osn":20},
{"name":"insertParagraph","start":[1],"attrs":{},"opl":1,"osn":21}]
</file>

<file path=debug/revision.txt>1
</file>

<file path=debug/statusid.txt>22
</file>